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font-size="20pt" officeooo:paragraph-rsid="003bd07b" style:font-size-asian="20pt" style:font-size-complex="2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use-window-font-color="true" style:font-name="Times New Roman1" fo:font-size="12pt" fo:font-style="normal" fo:font-weight="normal" officeooo:paragraph-rsid="00a29e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use-window-font-color="true" style:font-name="Times New Roman1" fo:font-size="12pt" fo:font-style="normal" fo:font-weight="normal" officeooo:paragraph-rsid="009b3d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use-window-font-color="true" style:font-name="Times New Roman1" fo:font-size="12pt" fo:font-style="normal" fo:font-weight="normal" officeooo:paragraph-rsid="00c4f79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style:use-window-font-color="true" style:font-name="Times New Roman1" fo:font-size="12pt" fo:font-style="normal" fo:font-weight="normal" officeooo:paragraph-rsid="00c4f797"/>
    </style:style>
    <style:style style:name="P9" style:family="paragraph" style:parent-style-name="Text_20_body">
      <style:text-properties officeooo:paragraph-rsid="00aaa19c"/>
    </style:style>
    <style:style style:name="P10" style:family="paragraph" style:parent-style-name="Text_20_body">
      <style:text-properties style:font-name="Times New Roman1"/>
    </style:style>
    <style:style style:name="P11" style:family="paragraph" style:parent-style-name="Text_20_body">
      <style:text-properties style:font-name="Times New Roman1" officeooo:paragraph-rsid="00bfda65"/>
    </style:style>
    <style:style style:name="P12" style:family="paragraph" style:parent-style-name="Text_20_body">
      <style:text-properties style:font-name="Times New Roman1" officeooo:paragraph-rsid="00aa834a"/>
    </style:style>
    <style:style style:name="P13" style:family="paragraph" style:parent-style-name="Text_20_body">
      <style:text-properties style:font-name="Times New Roman1" officeooo:paragraph-rsid="01016602"/>
    </style:style>
    <style:style style:name="P14" style:family="paragraph" style:parent-style-name="Text_20_body">
      <style:text-properties officeooo:paragraph-rsid="00aa834a"/>
    </style:style>
    <style:style style:name="P15" style:family="paragraph" style:parent-style-name="Text_20_body">
      <style:text-properties officeooo:rsid="00f2181e" officeooo:paragraph-rsid="00f4234f"/>
    </style:style>
    <style:style style:name="P16" style:family="paragraph" style:parent-style-name="Text_20_body">
      <style:text-properties officeooo:rsid="00f4234f" officeooo:paragraph-rsid="00f4234f"/>
    </style:style>
    <style:style style:name="P17" style:family="paragraph" style:parent-style-name="Text_20_body">
      <style:text-properties officeooo:paragraph-rsid="01005682"/>
    </style:style>
    <style:style style:name="P18" style:family="paragraph" style:parent-style-name="Text_20_body">
      <style:text-properties officeooo:paragraph-rsid="00fe58bc"/>
    </style:style>
    <style:style style:name="P19" style:family="paragraph" style:parent-style-name="Text_20_body">
      <style:text-properties officeooo:paragraph-rsid="0075dfa4"/>
    </style:style>
    <style:style style:name="P20" style:family="paragraph" style:parent-style-name="Text_20_body" style:list-style-name="L1">
      <style:text-properties officeooo:paragraph-rsid="00f2181e"/>
    </style:style>
    <style:style style:name="P21" style:family="paragraph" style:parent-style-name="Text_20_body" style:list-style-name="L2">
      <style:text-properties style:font-name="Times New Roman1" fo:font-weight="bold" style:font-weight-asian="bold" style:font-weight-complex="bold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Heading_20_2" style:master-page-name="Standard">
      <style:paragraph-properties style:page-number="auto"/>
    </style:style>
    <style:style style:name="T1" style:family="text">
      <style:text-properties style:text-underline-style="none"/>
    </style:style>
    <style:style style:name="T2" style:family="text">
      <style:text-properties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92233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c5c71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aa83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661f98"/>
    </style:style>
    <style:style style:name="T8" style:family="text">
      <style:text-properties officeooo:rsid="00ab7d8f"/>
    </style:style>
    <style:style style:name="T9" style:family="text">
      <style:text-properties officeooo:rsid="00f42225"/>
    </style:style>
    <style:style style:name="T10" style:family="text">
      <style:text-properties officeooo:rsid="00fe58bc"/>
    </style:style>
    <style:style style:name="T11" style:family="text">
      <style:text-properties officeooo:rsid="01005682"/>
    </style:style>
    <style:style style:name="T12" style:family="text">
      <style:text-properties fo:font-weight="bold" officeooo:rsid="00f42225" style:font-weight-asian="bold" style:font-weight-complex="bold"/>
    </style:style>
    <style:style style:name="T13" style:family="text">
      <style:text-properties fo:font-weight="bold" officeooo:rsid="00f2181e" style:font-weight-asian="bold" style:font-weight-complex="bold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{report.operationSummary.tenant}" text:name="operationSummaryTenant"/>
        <text:user-field-decl office:value-type="string" office:string-value="${report.operationSummary.evId}" text:name="operationSummaryEvId"/>
        <text:user-field-decl office:value-type="string" office:string-value="${report.operationSummary.evType}" text:name="operationSummaryEvType"/>
        <text:user-field-decl office:value-type="string" office:string-value="${report.operationSummary.outcome}" text:name="operationSummaryOutcome"/>
        <text:user-field-decl office:value-type="string" office:string-value="${report.operationSummary.outDetail}" text:name="operationSummaryOutDetail"/>
        <text:user-field-decl office:value-type="string" office:string-value="${report.operationSummary.outMsg}" text:name="operationSummaryOutMsg"/>
        <text:user-field-decl office:value-type="string" office:string-value="${report.reportSummary.evStartDateTime}" text:name="reportSummaryEvStartDateTime"/>
        <text:user-field-decl office:value-type="string" office:string-value="${report.reportSummary.evEndDateTime}" text:name="reportSummaryEvEndDateTime"/>
        <text:user-field-decl office:value-type="string" office:string-value="${report.reportSummary.reportType}" text:name="reportSummaryReportType"/>
        <text:user-field-decl office:value-type="string" office:string-value="${report.reportSummary.vitamResults.nbKo}" text:name="reportSummaryVitamResultsKO"/>
        <text:user-field-decl office:value-type="string" office:string-value="${report.reportSummary.vitamResults.nbOk}" text:name="reportSummaryVitamResultsOk"/>
        <text:user-field-decl office:value-type="string" office:string-value="${report.reportSummary.vitamResults.total}" text:name="reportSummaryVitamResultsTotal"/>
        <text:user-field-decl office:value-type="string" office:string-value="${report.reportSummary.vitamResults.nbWarning}" text:name="reportSummaryVitamResultsWARNING"/>
        <text:user-field-decl office:value-type="string" office:string-value="${report.context.dslQuery}" text:name="contextQuery"/>
        <text:user-field-decl office:value-type="string" office:string-value="${report.context.usage}" text:name="contextUsage"/>
        <text:user-field-decl office:value-type="string" office:string-value="${report.context.version}" text:name="contextVersion"/>
        <text:user-field-decl office:value-type="string" office:string-value="[#list report.reportEntries as reportEntry]" text:name="reportEntriesBegin"/>
        <text:user-field-decl office:value-type="string" office:string-value="[#list reportEntry.unitIdWithLabels as unit]" text:name="reportEntriesAUBegin"/>
        <text:user-field-decl office:value-type="string" office:string-value="[/#list]" text:name="reportEntriesAUEnd"/>
        <text:user-field-decl office:value-type="string" office:string-value="[#list reportEntry.operations as operation]" text:name="reportEntriesOpBegin"/>
        <text:user-field-decl office:value-type="string" office:string-value="[/#list]" text:name="reportEntriesOpEnd"/>
        <text:user-field-decl office:value-type="string" office:string-value="[#list reportEntry.checks as check]" text:name="reportEntriesChecksBegin"/>
        <text:user-field-decl office:value-type="string" office:string-value="[/#list]" text:name="reportEntriesChecksEnd"/>
        <text:user-field-decl office:value-type="string" office:string-value="[/#list]" text:name="reportEntriesEnd"/>
      </text:user-field-decls>
      <text:h text:style-name="P23" text:outline-level="2">== RESUME DE L'OPERATION ==</text:h>
      <text:p text:style-name="P3"/>
      <text:p text:style-name="P4">Tenant : <text:user-field-input text:name="operationSummaryTenant" text:description="">${report.operationSummary.tenant}</text:user-field-input></text:p>
      <text:p text:style-name="P4">Identifiant de l'opération : <text:user-field-get text:name="operationSummaryEvId">${report.operationSummary.evId}</text:user-field-get></text:p>
      <text:p text:style-name="P4">Type d'opération : <text:user-field-get text:name="operationSummaryEvType">${report.operationSummary.evType}</text:user-field-get></text:p>
      <text:p text:style-name="P4">Statut : <text:user-field-get text:name="operationSummaryOutcome">${report.operationSummary.outcome}</text:user-field-get></text:p>
      <text:p text:style-name="P4">Détail : <text:user-field-get text:name="operationSummaryOutDetail">${report.operationSummary.outDetail}</text:user-field-get></text:p>
      <text:p text:style-name="P4"><text:span text:style-name="T1">Message : </text:span><text:span text:style-name="T1"><text:user-field-get text:name="operationSummaryOutMsg">${report.operationSummary.outMsg}</text:user-field-get></text:span></text:p>
      <text:p text:style-name="Text_20_body"/>
      <text:h text:style-name="Heading_20_2" text:outline-level="2">== RESUME DU RAPPORT ==</text:h>
      <text:p text:style-name="Text_20_body"/>
      <text:p text:style-name="Text_20_body">Début : <text:user-field-get text:name="reportSummaryEvStartDateTime">${report.reportSummary.evStartDateTime}</text:user-field-get></text:p>
      <text:p text:style-name="Text_20_body">Fin : <text:user-field-get text:name="reportSummaryEvEndDateTime">${report.reportSummary.evEndDateTime}</text:user-field-get></text:p>
      <text:p text:style-name="Text_20_body">Type : <text:user-field-get text:name="reportSummaryReportType">${report.reportSummary.reportType}</text:user-field-get></text:p>
      <text:p text:style-name="Text_20_body"/>
      <text:p text:style-name="P3">Résultats</text:p>
      <text:p text:style-name="Text_20_body"><text:s text:c="5"/>Succès : <text:user-field-get text:name="reportSummaryVitamResultsOk">${report.reportSummary.vitamResults.nbOk}</text:user-field-get></text:p>
      <text:p text:style-name="Text_20_body"><text:s text:c="5"/>Erreurs : <text:user-field-get text:name="reportSummaryVitamResultsKO">${report.reportSummary.vitamResults.nbKo}</text:user-field-get></text:p>
      <text:p text:style-name="Text_20_body"><text:s text:c="5"/>Avertissements : <text:user-field-get text:name="reportSummaryVitamResultsWARNING">${report.reportSummary.vitamResults.nbWarning}</text:user-field-get></text:p>
      <text:p text:style-name="P3"><text:s text:c="5"/>Total : <text:user-field-get text:name="reportSummaryVitamResultsTotal">${report.reportSummary.vitamResults.total}</text:user-field-get></text:p>
      <text:p text:style-name="P19"/>
      <text:h text:style-name="Heading_20_2" text:outline-level="2">== REQUETE EFFECTUEE ==</text:h>
      <text:p text:style-name="P5"/>
      <text:p text:style-name="Text_20_body">Requête : <text:user-field-get text:name="contextQuery">${report.context.dslQuery}</text:user-field-get></text:p>
      <text:p text:style-name="Text_20_body">Usage : <text:user-field-get text:name="contextUsage">${report.context.usage}</text:user-field-get></text:p>
      <text:p text:style-name="Text_20_body">Version : <text:user-field-get text:name="contextVersion">${report.context.version}</text:user-field-get></text:p>
      <text:p text:style-name="Text_20_body"/>
      <text:p text:style-name="P9"><text:user-field-get text:name="reportEntriesBegin">[#list report.reportEntries as reportEntry]</text:user-field-get></text:p>
      <text:p text:style-name="P9"/>
      <text:h text:style-name="P22" text:outline-level="1"><text:span text:style-name="T6">DETAIL DU RAPPORT NUM </text:span><text:span text:style-name="T7">${reportEntry?counter}</text:span></text:h>
      <text:h text:style-name="Heading_20_2" text:outline-level="2">== RE<text:span text:style-name="T5">SUME</text:span> ==</text:h>
      <text:p text:style-name="P14"/>
      <text:p text:style-name="P12">Unités archivistiques analysées :<text:user-field-get text:name="reportEntriesAUBegin">[#list reportEntry.unitIdWithLabels as unit]</text:user-field-get></text:p>
      <text:p text:style-name="P11"><text:span text:style-name="T8">- ${unit.item} - ${unit.label!}</text:span><text:user-field-get text:name="reportEntriesAUEnd">[/#list]</text:user-field-get></text:p>
      <text:p text:style-name="P6">Groupe d'objet analysé :</text:p>
      <text:p text:style-name="P6">- ${reportEntry.objectGroupId}</text:p>
      <text:p text:style-name="P8"><text:span text:style-name="T4">O</text:span><text:span text:style-name="T2">bjet analysé :</text:span></text:p>
      <text:p text:style-name="P7">- ${reportEntry.objectId} - ${reportEntry.objectLabel!}</text:p>
      <text:p text:style-name="P6"/>
      <text:p text:style-name="Text_20_body"><text:span text:style-name="T2">Usage : </text:span><text:span text:style-name="T3">${reportEntry.usageVersion?keep_before_last("_")}</text:span></text:p>
      <text:p text:style-name="Text_20_body">Version : ${reportEntry.usageVersion?keep_after_last("_")}</text:p>
      <text:p text:style-name="Text_20_body">Date de début d'analyse : ${reportEntry.evStartDateTime}</text:p>
      <text:p text:style-name="Text_20_body">Date de fin d'analyse : ${reportEntry.evEndDateTime}</text:p>
      <text:p text:style-name="Text_20_body">Status : ${reportEntry.status}</text:p>
      <text:p text:style-name="Text_20_body">Version du rapport : ${report.reportVersion}</text:p>
      <text:p text:style-name="Text_20_body"/>
      <text:h text:style-name="Heading_20_2" text:outline-level="2">== <text:span text:style-name="T10">OPERATIONS</text:span> ==</text:h>
      <text:p text:style-name="P18"/>
      <text:p text:style-name="Text_20_body"><text:user-field-get text:name="reportEntriesOpBegin">[#list reportEntry.operations as operation]</text:user-field-get></text:p>
      <text:list xml:id="list2506749508" text:style-name="L1">
        <text:list-item>
          <text:p text:style-name="P20"><text:span text:style-name="T12">Opération : </text:span><text:span text:style-name="T13">${operation.id}</text:span></text:p>
        </text:list-item>
      </text:list>
      <text:p text:style-name="P15"><text:span text:style-name="T9">Date : </text:span>${operation.evDateTime}</text:p>
      <text:p text:style-name="P16">Type : ${operation.evType} </text:p>
      <text:p text:style-name="P15">Contexte applicatif : ${operation.agIdApp!}</text:p>
      <text:p text:style-name="P15">Contrat d'entrée : ${operation.archivalAgreement!}</text:p>
      <text:p text:style-name="P15">Profil : ${operation.profil!}</text:p>
      <text:p text:style-name="P15">Contrat d'accès : ${operation.accessContract!}</text:p>
      <text:p text:style-name="P17"><text:user-field-get text:name="reportEntriesOpEnd">[/#list]</text:user-field-get></text:p>
      <text:h text:style-name="Heading_20_2" text:outline-level="2"><text:soft-page-break/>== <text:span text:style-name="T11">VERIFICATIONS</text:span> ==</text:h>
      <text:p text:style-name="Text_20_body"/>
      <text:p text:style-name="P13"><text:user-field-get text:name="reportEntriesChecksBegin">[#list reportEntry.checks as check]</text:user-field-get></text:p>
      <text:list xml:id="list2440967830" text:style-name="L2">
        <text:list-item>
          <text:p text:style-name="P21">${check.name}</text:p>
        </text:list-item>
      </text:list>
      <text:p text:style-name="Text_20_body"><text:span text:style-name="Source_20_Text"><text:span text:style-name="T14">Libellé explicite : ${check.details}</text:span></text:span></text:p>
      <text:p text:style-name="Text_20_body"><text:span text:style-name="Source_20_Text"><text:span text:style-name="T14">Type : ${check.type}</text:span></text:span></text:p>
      <text:p text:style-name="Text_20_body"><text:span text:style-name="Source_20_Text"><text:span text:style-name="T14">Source : ${check.source}</text:span></text:span></text:p>
      <text:p text:style-name="Text_20_body"><text:span text:style-name="Source_20_Text"><text:span text:style-name="T14">Destination : ${check.destination}</text:span></text:span></text:p>
      <text:p text:style-name="Text_20_body"><text:span text:style-name="Source_20_Text"><text:span text:style-name="T14">Action : ${check.action}</text:span></text:span></text:p>
      <text:p text:style-name="Text_20_body"><text:span text:style-name="Source_20_Text"><text:span text:style-name="T14">Item : ${check.item}</text:span></text:span></text:p>
      <text:p text:style-name="Text_20_body"><text:span text:style-name="Source_20_Text"><text:span text:style-name="T14">Status : ${check.status}</text:span></text:span></text:p>
      <text:p text:style-name="Text_20_body"><text:span text:style-name="Source_20_Text"><text:span text:style-name="T14">Source comparable:</text:span></text:span></text:p>
      <text:p text:style-name="Text_20_body"><text:span text:style-name="Source_20_Text"><text:span text:style-name="T15">${check.sourceComparable}</text:span></text:span></text:p>
      <text:p text:style-name="Text_20_body"><text:span text:style-name="Source_20_Text"><text:span text:style-name="T14">Destination comparable:</text:span></text:span></text:p>
      <text:p text:style-name="Text_20_body"><text:span text:style-name="Source_20_Text"><text:span text:style-name="T15">${check.destinationComparable}</text:span></text:span></text:p>
      <text:p text:style-name="P13"><text:user-field-get text:name="reportEntriesChecksEnd">[/#list]</text:user-field-get></text:p>
      <text:p text:style-name="P13"/>
      <text:p text:style-name="P10"><text:user-field-get text:name="reportEntriesEnd">[/#list]</text:user-field-ge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none" draw:fill-color="#99ccff"/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 fo:background-color="transparent" fo:padding="0.049cm" fo:border="none" style:shadow="none">
        <style:tab-stops/>
      </style:paragraph-properties>
      <style:text-properties fo:font-size="28pt" style:text-underline-style="solid" style:text-underline-type="double" style:text-underline-width="auto" style:text-underline-color="font-colo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text-properties fo:font-size="20pt" officeooo:paragraph-rsid="003bd07b" style:font-size-asian="20pt" style:font-size-complex="2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LEVE DE VALEUR PROBANTE</text:p>
      </style:header>
      <style:footer>
        <text:p text:style-name="MP2"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 Angelo</meta:initial-creator>
    <meta:editing-cycles>228</meta:editing-cycles>
    <meta:creation-date>2011-04-29T09:54:00</meta:creation-date>
    <dc:date>2020-06-04T15:34:35.608950039</dc:date>
    <meta:editing-duration>PT3H1M51S</meta:editing-duration>
    <meta:generator>LibreOffice/6.0.7.3$Linux_X86_64 LibreOffice_project/00m0$Build-3</meta:generator>
    <meta:document-statistic meta:table-count="0" meta:image-count="0" meta:object-count="0" meta:page-count="3" meta:paragraph-count="63" meta:word-count="207" meta:character-count="2182" meta:non-whitespace-character-count="2021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